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953in"/>
    </style:style>
    <style:style style:name="co2" style:family="table-column">
      <style:table-column-properties fo:break-before="auto" style:column-width="2.848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5.098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083in" fo:break-before="page" style:use-optimal-row-height="fals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-ranges="Sheet1.A1:Sheet1.E16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olunte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nage</text:p>
          </table:table-cell>
          <table:table-cell office:value-type="string" calcext:value-type="string">
            <text:p>Saturday 3-5 Tear Dow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Saturday 9-11 Set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Saturday 3-5 Tear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Saturday 3-5 Tear Dow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eral Setup and Tear Down</text:p>
          </table:table-cell>
          <table:table-cell office:value-type="string" calcext:value-type="string">
            <text:p>Friday 4-6 Set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Setup and Tear Down</text:p>
          </table:table-cell>
          <table:table-cell office:value-type="string" calcext:value-type="string">
            <text:p>Friday 4-6 Set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Setup and Tear Down</text:p>
          </table:table-cell>
          <table:table-cell office:value-type="string" calcext:value-type="string">
            <text:p>Friday 4-6 Set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Setup and Tear Down</text:p>
          </table:table-cell>
          <table:table-cell office:value-type="string" calcext:value-type="string">
            <text:p>Saturday 9-11 Set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Setup and Tear Down</text:p>
          </table:table-cell>
          <table:table-cell office:value-type="string" calcext:value-type="string">
            <text:p>Saturday 9-11 Set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Setup and Tear Down</text:p>
          </table:table-cell>
          <table:table-cell office:value-type="string" calcext:value-type="string">
            <text:p>Saturday 9-11 Set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Setup and Tear Down</text:p>
          </table:table-cell>
          <table:table-cell office:value-type="string" calcext:value-type="string">
            <text:p>Saturday 9-11 Set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Setup and Tear Down</text:p>
          </table:table-cell>
          <table:table-cell office:value-type="string" calcext:value-type="string">
            <text:p>Saturday 3-5 Tear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Setup and Tear Down</text:p>
          </table:table-cell>
          <table:table-cell office:value-type="string" calcext:value-type="string">
            <text:p>Saturday 3-5 Tear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Setup and Tear Down</text:p>
          </table:table-cell>
          <table:table-cell office:value-type="string" calcext:value-type="string">
            <text:p>Saturday 3-5 Tear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Setup and Tear Down</text:p>
          </table:table-cell>
          <table:table-cell office:value-type="string" calcext:value-type="string">
            <text:p>Saturday 3-5 Tear Dow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ke Sale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ke Sale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ke Sale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ke Sale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ke Sale</text:p>
          </table:table-cell>
          <table:table-cell office:value-type="string" calcext:value-type="string">
            <text:p>Saturday 3-5 Tear Dow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od &amp; Drink Concessions</text:p>
          </table:table-cell>
          <table:table-cell office:value-type="string" calcext:value-type="string">
            <text:p>Saturday 9-11 set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 &amp; Drink Concessions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 &amp; Drink Concessions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 &amp; Drink Concessions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 &amp; Drink Concessions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 &amp; Drink Concessions</text:p>
          </table:table-cell>
          <table:table-cell office:value-type="string" calcext:value-type="string">
            <text:p>Saturday 3-5 Tear Dow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ket/Raffle Sales</text:p>
          </table:table-cell>
          <table:table-cell office:value-type="string" calcext:value-type="string">
            <text:p>Saturday 9-11 set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ket/Raffle Sales</text:p>
          </table:table-cell>
          <table:table-cell office:value-type="string" calcext:value-type="string">
            <text:p>Saturday 9-11 set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ket/Raffle Sales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ket/Raffle Sales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ket/Raffle Sales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ket/Raffle Sales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ket/Raffle Sales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ket/Raffle Sales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ket/Raffle Sales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ket/Raffle Sales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ket/Raffle Sales</text:p>
          </table:table-cell>
          <table:table-cell office:value-type="string" calcext:value-type="string">
            <text:p>Saturday 3-5 Tear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ket/Raffle Sales</text:p>
          </table:table-cell>
          <table:table-cell office:value-type="string" calcext:value-type="string">
            <text:p>Saturday 3-5 Tear Dow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ny Rides</text:p>
          </table:table-cell>
          <table:table-cell office:value-type="string" calcext:value-type="string">
            <text:p>Saturday 9-11 set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y Rides</text:p>
          </table:table-cell>
          <table:table-cell office:value-type="string" calcext:value-type="string">
            <text:p>Saturday 9-11 set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y Rides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y Rides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y Rides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y Rides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y Rides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y Rides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y Rides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y Rides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y Rides</text:p>
          </table:table-cell>
          <table:table-cell office:value-type="string" calcext:value-type="string">
            <text:p>Saturday 3-5 Tear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y Rides</text:p>
          </table:table-cell>
          <table:table-cell office:value-type="string" calcext:value-type="string">
            <text:p>Saturday 3-5 Tear Dow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ny Wagon Rides</text:p>
          </table:table-cell>
          <table:table-cell office:value-type="string" calcext:value-type="string">
            <text:p>Saturday 9-11 set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y Wagon Rides</text:p>
          </table:table-cell>
          <table:table-cell office:value-type="string" calcext:value-type="string">
            <text:p>Saturday 9-11 set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y Wagon Rides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y Wagon Rides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y Wagon Rides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y Wagon Rides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y Wagon Rides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y Wagon Rides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y Wagon Rides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y Wagon Rides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y Wagon Rides</text:p>
          </table:table-cell>
          <table:table-cell office:value-type="string" calcext:value-type="string">
            <text:p>Saturday 3-5 Tear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y Wagon Rides</text:p>
          </table:table-cell>
          <table:table-cell office:value-type="string" calcext:value-type="string">
            <text:p>Saturday 3-5 Tear Dow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ce Painting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e Painting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e Painting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e Painting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e Painting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e Painting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e Painting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 Play and Bubbles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 Play and Bubbles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 Play and Bubbles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 Play and Bubbles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asure Hunt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asure Hunt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asure Hunt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asure Hunt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ke Walk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ke Walk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ke Walk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ke Walk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ess Up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ess Up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Setup and Tear Down</text:p>
          </table:table-cell>
          <table:table-cell office:value-type="string" calcext:value-type="string">
            <text:p>Friday 4-6 Setu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ke Sale</text:p>
          </table:table-cell>
          <table:table-cell office:value-type="string" calcext:value-type="string">
            <text:p>Saturday 9-11 set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ess Up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ess Up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stacle Course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stacle Course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stacle Course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stacle Course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nny Toss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nny Toss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nny Toss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nny Toss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cket Person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cket Person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nk Tank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nk Tank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nk Tank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nk Tank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nk Tank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nk Tank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nk Tank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nk Tank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ck Puppets</text:p>
          </table:table-cell>
          <table:table-cell office:value-type="string" calcext:value-type="string">
            <text:p>Saturday 9-11 Set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k Puppets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k Puppets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k Puppets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k Puppets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k Puppets</text:p>
          </table:table-cell>
          <table:table-cell office:value-type="string" calcext:value-type="string">
            <text:p>Saturday 3-5 Tear Dow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king Cars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ing Cars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ing Cars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ing Cars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ing Cars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ing Cars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ing Cars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ing Cars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ing Cars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ing Cars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ing Cars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ing Cars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ing Cars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ing Cars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ing Cars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ing Cars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otographers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tographers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tographers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nners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ners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ners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ners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ners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ners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ners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ners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ess / Board Games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ss / Board Games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ss / Board Games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ss / Board Games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der Press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der Press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der Press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der Press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nwheel Craft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wheel Craft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wheel Craft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wheel Craft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igami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gami</text:p>
          </table:table-cell>
          <table:table-cell office:value-type="string" calcext:value-type="string">
            <text:p>Saturday 1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gami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gami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gami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gami</text:p>
          </table:table-cell>
          <table:table-cell office:value-type="string" calcext:value-type="string">
            <text:p>Saturday 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gami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gami</text:p>
          </table:table-cell>
          <table:table-cell office:value-type="string" calcext:value-type="string">
            <text:p>Saturday 2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ce Painting</text:p>
          </table:table-cell>
          <table:table-cell office:value-type="string" calcext:value-type="string">
            <text:p>Saturday 1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age</text:p>
          </table:table-cell>
          <table:table-cell office:value-type="string" calcext:value-type="string">
            <text:p>Saturday 9-11 Setu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otographers</text:p>
          </table:table-cell>
          <table:table-cell office:value-type="string" calcext:value-type="string">
            <text:p>Saturday 12-1</text:p>
          </table:table-cell>
          <table:table-cell office:value-type="string" calcext:value-type="string">
            <text:p>Madeline Weil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cket Person</text:p>
          </table:table-cell>
          <table:table-cell office:value-type="string" calcext:value-type="string">
            <text:p>Saturday 11-12</text:p>
          </table:table-cell>
          <table:table-cell office:value-type="string" calcext:value-type="string">
            <text:p>Jordan Ho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cket Person</text:p>
          </table:table-cell>
          <table:table-cell office:value-type="string" calcext:value-type="string">
            <text:p>Saturday 12-1</text:p>
          </table:table-cell>
          <table:table-cell office:value-type="string" calcext:value-type="string">
            <text:p>Jordan Hope</text:p>
          </table:table-cell>
          <table:table-cell table:number-columns-repeated="1021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Sheet1.$A$1" table:cell-range-address="$Sheet1.$A$1:.$E$16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071in 0.0209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0071in 0.0209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0071in 0.0209in 0.0071in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IRIE HILL</meta:initial-creator>
    <dc:creator>Owner</dc:creator>
    <meta:print-date>2014-07-23T18:48:23</meta:print-date>
    <meta:creation-date>2014-07-23T18:49:41</meta:creation-date>
    <dc:date>2014-07-23T18:52:08</dc:date>
    <meta:generator>LibreOffice/4.2.4.2$Linux_X86_64 LibreOffice_project/420m0$Build-2</meta:generator>
    <meta:document-statistic meta:table-count="1" meta:cell-count="33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